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officeooo:rsid="00092589" officeooo:paragraph-rsid="00092589"/>
    </style:style>
    <style:style style:name="P2"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fo:font-style="normal" officeooo:rsid="00092589" officeooo:paragraph-rsid="00092589" style:font-style-asian="normal" style:font-style-complex="normal"/>
    </style:style>
    <style:style style:name="P3"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officeooo:rsid="000ad90a" officeooo:paragraph-rsid="000ad90a"/>
    </style:style>
    <style:style style:name="T1" style:family="text">
      <style:text-properties officeooo:rsid="000ad9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hosen - </text:span>Psalm 139:13-16</text:p>
      <text:p text:style-name="P2">When a woman becomes pregnant the parents begin to wonder what the baby will look like, what the baby will sound like and what the baby will become once it becomes an adult. This level of excitement grows and grows along with the belly of the woman until one day that little bundle or in some cases bundles of joy come out. Though the labor is undoubtedly hard on her the first thing she wants to do is see the baby. Sometimes the parents know the sex of the child before birth and sometimes they will wait, but it is the same for both the anticipation is over for them. The rearing or raising process begins!</text:p>
      <text:p text:style-name="P2">The same is true of all of history most of us have had parents who anxiously awaited us, and when the moment came they finally were able to lay eyes on us for the first time. God, however, always knew what we would look like, what we would sound like and what we will eventually become. God knew this from the beginning. It is hard for us to fathom that but it is true. God knew us while we were being formed, He always knew which ones would accept Him and which ones would not. He knows how each of our lives will eventually turn out. </text:p>
      <text:p text:style-name="P2">For some this terrifies them, it horrifies them that God would some how not leave anything to their humanity. I for one, am glad He does not leave anything to chance, because we are told clearly if He did none of us would accept Him. God knew everyone who has ever been born before they were even a twinkle in their parents eyes. The names of the chosen were written in the book of life before the world began. Those of us who are Christians are the chosen today, we can stand proud that our Father in Heaven knows all, sees all, and directs us all. That give me comfort </text:p>
      <text:p text:style-name="P3">This week let us go on and remember that we were chosen for a specific purpose by a loving God who sent His Son to die for each and everyone of us. God knew us before we were formed and He knows us now as we are. We are wonderfully made, and perfectly crafted by God for His purposes. God choose us, we did not choose Him take comfort in that. We are special enough to be called children of the Most High Go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4T20:52:17.931649033</meta:creation-date>
    <dc:title>Default</dc:title>
    <meta:editing-duration>PT2M32S</meta:editing-duration>
    <meta:editing-cycles>2</meta:editing-cycles>
    <meta:generator>LibreOffice/7.3.1.3$Linux_X86_64 LibreOffice_project/30$Build-3</meta:generator>
    <dc:date>2022-05-14T21:06:30.011755057</dc:date>
    <meta:document-statistic meta:table-count="0" meta:image-count="0" meta:object-count="0" meta:page-count="1" meta:paragraph-count="5" meta:word-count="420" meta:character-count="2149" meta:non-whitespace-character-count="1732"/>
    <meta:template xlink:type="simple" xlink:actuate="onRequest" xlink:title="Default" xlink:href="../../../../../../../home/pastorczo13/Templates/Default1.ott" meta:date="2022-05-14T20:52:17.389941359"/>
  </office:meta>
</office:document-meta>
</file>